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f" fo:letter-spacing="normal" loext:padding="0in" loext:border="none"/>
    </style:style>
    <style:style style:name="P3" style:family="paragraph" style:parent-style-name="Preformatted_20_Text">
      <style:text-properties fo:font-variant="normal" fo:text-transform="none" fo:color="#24292f" style:font-name="ui-monospace" fo:font-size="10.5pt" fo:letter-spacing="normal" fo:font-style="normal" fo:font-weight="normal" officeooo:rsid="001ebd28" officeooo:paragraph-rsid="001ebd28" loext:padding="0in" loext:border="none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style:font-name="ui-monospace" fo:font-size="10.5pt" fo:letter-spacing="normal" fo:font-style="normal" fo:font-weight="normal" loext:padding="0in" loext:border="none"/>
    </style:style>
    <style:style style:name="P5" style:family="paragraph" style:parent-style-name="Standard">
      <style:text-properties officeooo:rsid="001ebd28" officeooo:paragraph-rsid="001ebd28"/>
    </style:style>
    <style:style style:name="T1" style:family="text">
      <style:text-properties fo:background-color="#ffff00" loext:char-shading-value="0"/>
    </style:style>
    <style:style style:name="T2" style:family="text">
      <style:text-properties style:font-name="apple-system" fo:font-size="15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nial@danial:~/<text:span text:style-name="T1">Desktop$ git init</text:span></text:p>
      <text:p text:style-name="Standard">hint: Using 'master' as the name for the initial branch. This default branch name</text:p>
      <text:p text:style-name="Standard">hint: is subject to change. To configure the initial branch name to use in all</text:p>
      <text:p text:style-name="Standard">hint: of your new repositories, which will suppress this warning, call:</text:p>
      <text:p text:style-name="Standard">hint: </text:p>
      <text:p text:style-name="Standard">hint: <text:tab/>git config --global init.defaultBranch &lt;name&gt;</text:p>
      <text:p text:style-name="Standard">hint: </text:p>
      <text:p text:style-name="Standard">hint: Names commonly chosen instead of 'master' are 'main', 'trunk' and</text:p>
      <text:p text:style-name="Standard">hint: 'development'. The just-created branch can be renamed via this command:</text:p>
      <text:p text:style-name="Standard">hint: </text:p>
      <text:p text:style-name="Standard">hint: <text:tab/>git branch -m &lt;name&gt;</text:p>
      <text:p text:style-name="Standard">Initialized empty Git repository in /home/danial/Desktop/.git/</text:p>
      <text:p text:style-name="Standard">danial@danial:~/Desktop$ git add README.md</text:p>
      <text:p text:style-name="Standard">fatal: pathspec 'README.md' did not match any files</text:p>
      <text:p text:style-name="Standard">danial@danial:~/Desktop$ git add linux-data</text:p>
      <text:p text:style-name="Standard">fatal: pathspec 'linux-data' did not match any files</text:p>
      <text:p text:style-name="Standard">danial@danial:~/<text:span text:style-name="T1">Desktop$ git add .</text:span></text:p>
      <text:p text:style-name="Standard">warning: adding embedded git repository: github/dummy-project</text:p>
      <text:p text:style-name="Standard">hint: You've added another git repository inside your current repository.</text:p>
      <text:p text:style-name="Standard">hint: Clones of the outer repository will not contain the contents of</text:p>
      <text:p text:style-name="Standard">hint: the embedded repository and will not know how to obtain it.</text:p>
      <text:p text:style-name="Standard">hint: If you meant to add a submodule, use:</text:p>
      <text:p text:style-name="Standard">hint: </text:p>
      <text:p text:style-name="Standard">hint: <text:tab/>git submodule add &lt;url&gt; github/dummy-project</text:p>
      <text:p text:style-name="Standard">hint: </text:p>
      <text:p text:style-name="Standard">hint: If you added this path by mistake, you can remove it from the</text:p>
      <text:p text:style-name="Standard">hint: index with:</text:p>
      <text:p text:style-name="Standard">hint: </text:p>
      <text:p text:style-name="Standard">hint: <text:tab/>git rm --cached github/dummy-project</text:p>
      <text:p text:style-name="Standard">hint: </text:p>
      <text:p text:style-name="Standard">hint: See "git help submodule" for more information.</text:p>
      <text:p text:style-name="Standard">warning: adding embedded git repository: github/git-made-says</text:p>
      <text:p text:style-name="Standard">error: 'github/git/' does not have a commit checked out</text:p>
      <text:p text:style-name="Standard">fatal: adding files failed</text:p>
      <text:p text:style-name="Standard">danial@danial:~/<text:span text:style-name="T1">Desktop$ git add licenesety</text:span></text:p>
      <text:p text:style-name="Standard">danial@danial:~<text:span text:style-name="T1">/Desktop$ git commit -m "first commit"</text:span></text:p>
      <text:p text:style-name="Standard">[master (root-commit) c54b1dd] first commit</text:p>
      <text:p text:style-name="Standard"><text:s/>1 file changed, 22 insertions(+)</text:p>
      <text:p text:style-name="Standard"><text:s/>create mode 100644 licenesety</text:p>
      <text:p text:style-name="Standard">danial@danial:~/<text:span text:style-name="T1">Desktop$ git branch</text:span></text:p>
      <text:p text:style-name="Standard">* master</text:p>
      <text:p text:style-name="Standard">danial@danial:~/<text:span text:style-name="T1">Desktop$ git branch -M master</text:span></text:p>
      <text:p text:style-name="Standard">danial@danial:~/<text:span text:style-name="T1">Desktop$ git remote add origin https://github.com/Danial419/liniux-data.git</text:span></text:p>
      <text:p text:style-name="Standard">danial@danial:~/<text:span text:style-name="T1">Desktop$ git push -u origin master</text:span></text:p>
      <text:p text:style-name="Standard">Username for 'https://github.com': Danial419</text:p>
      <text:p text:style-name="Standard">Password for 'https://Danial419@github.com': </text:p>
      <text:p text:style-name="Standard">Enumerating objects: 3, done.</text:p>
      <text:p text:style-name="Standard">Counting objects: 100% (3/3), done.</text:p>
      <text:p text:style-name="Standard">Delta compression using up to 4 threads</text:p>
      <text:p text:style-name="Standard">Compressing objects: 100% (2/2), done.</text:p>
      <text:p text:style-name="Standard">Writing objects: 100% (3/3), 926 bytes | 926.00 KiB/s, done.</text:p>
      <text:p text:style-name="Standard">Total 3 (delta 0), reused 0 (delta 0), pack-reused 0</text:p>
      <text:p text:style-name="Standard"><text:soft-page-break/>To https://github.com/Danial419/liniux-data.git</text:p>
      <text:p text:style-name="Standard"><text:s/>* [new branch] <text:s text:c="5"/>master -&gt; master</text:p>
      <text:p text:style-name="Standard">branch 'master' set up to track 'origin/master'.</text:p>
      <text:p text:style-name="Standard">danial@danial:~/Desktop$ </text:p>
      <text:p text:style-name="Standard"/>
      <text:p text:style-name="Standard"/>
      <text:p text:style-name="Standard"/>
      <text:p text:style-name="Standard"/>
      <text:p text:style-name="Standard"/>
      <text:p text:style-name="P1">github token</text:p>
      <text:p text:style-name="Standard">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</text:p>
      <text:p text:style-name="Standard"/>
      <text:p text:style-name="Standard"/>
      <text:p text:style-name="Standard"/>
      <text:p text:style-name="Standard"/>
      <text:p text:style-name="Standard"/>
      <text:p text:style-name="P5">git puuhing </text:p>
      <text:p text:style-name="P3"><text:bookmark text:name="empty-setup-new-repo-echo"/>echo "# lms-file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Danial419/lms-file.git</text:p>
      <text:p text:style-name="P4">git push -u origin main</text:p>
      <text:h text:style-name="P2" text:outline-level="3">…<text:span text:style-name="T2">or push an existing repository from the command line</text:span></text:h>
      <text:p text:style-name="P4"><text:bookmark text:name="empty-setup-push-repo-echo"/>git remote add origin https://github.com/Danial419/lms-file.git</text:p>
      <text:p text:style-name="P4">git branch -M main</text:p>
      <text:p text:style-name="P4">git push -u origin main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47:26.861449084</meta:creation-date>
    <dc:date>2022-08-17T18:33:48.495812325</dc:date>
    <meta:editing-duration>PT2H33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390" meta:character-count="2837" meta:non-whitespace-character-count="2497"/>
  </office:meta>
</office:document-meta>
</file>